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96496" officeooo:paragraph-rsid="00196496"/>
    </style:style>
    <style:style style:name="P2" style:family="paragraph" style:parent-style-name="Standard">
      <style:text-properties officeooo:rsid="00196496" officeooo:paragraph-rsid="001b5971"/>
    </style:style>
    <style:style style:name="P3" style:family="paragraph" style:parent-style-name="Standard">
      <style:text-properties officeooo:rsid="001b7218" officeooo:paragraph-rsid="001b7218"/>
    </style:style>
    <style:style style:name="P4" style:family="paragraph" style:parent-style-name="Standard">
      <style:text-properties officeooo:rsid="001c7be6" officeooo:paragraph-rsid="001b7218"/>
    </style:style>
    <style:style style:name="P5" style:family="paragraph" style:parent-style-name="Standard">
      <style:text-properties officeooo:rsid="001b7218" officeooo:paragraph-rsid="001b7218"/>
    </style:style>
    <style:style style:name="T1" style:family="text">
      <style:text-properties officeooo:rsid="001b5971"/>
    </style:style>
    <style:style style:name="T2" style:family="text">
      <style:text-properties officeooo:rsid="001b7218"/>
    </style:style>
    <style:style style:name="T3" style:family="text">
      <style:text-properties officeooo:rsid="001c7be6"/>
    </style:style>
    <style:style style:name="T4" style:family="text">
      <style:text-properties officeooo:rsid="001dae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aser: </text:span>Alim, Alistair, Tem und wer auch immer versuchen aus dem Angriff der Weißröcke auf den Rebellenstützpunkt zu fliehen. Dabei Rückblick auf Kails Tod und Vorschau darauf, dass Alim jetzt der Au<text:span text:style-name="T1">ß</text:span>erwählte werden wird.</text:p>
      <text:p text:style-name="P1"/>
      <text:p text:style-name="P2">Figurensatz: </text:p>
      <text:p text:style-name="P2"/>
      <text:p text:style-name="P3">- Soldat 1: Ein junger Mann aus der Garde Alistairs der von Kails Tod weiß.</text:p>
      <text:p text:style-name="P3">- Soldat 2: Älter, erfahrener, bei dem man sich nicht sicher ist, ob er Kails Tod tatsächlich leugnet, oder nur versucht die Moral aufrecht zu halten.</text:p>
      <text:p text:style-name="P4">- Eine Ältere Frau aus der Versorgungseinheit, die an Kails Tod zu verzweifeln scheint.</text:p>
      <text:p text:style-name="P3">- <text:span text:style-name="T3">Der Schmied: Ein alter Rebell, der davon überzeugt ist, dass er hier und jetzt sterben wird und daher so viele der Weißröcke mitnehmen will wie nur möglich.</text:span></text:p>
      <text:p text:style-name="P3">- <text:span text:style-name="T3">Ein Bewahrer, der erklärt, dass die Weißröcke nichts dafür können, man müsse die Kommandoführenden Magier erwischen.</text:span></text:p>
      <text:p text:style-name="P2"/>
      <text:p text:style-name="P2"><text:span text:style-name="T1">S</text:span>etting: <text:span text:style-name="T2">Angriff der Weißräcke auf die Vollversammlung der Rebellen. Eine, am Rand der Schlacht gelegene Wachstation, im Haus des Schmiedes.</text:span></text:p>
      <text:p text:style-name="P2"/>
      <text:p text:style-name="P2">Pointe: <text:span text:style-name="T2">Sehr zufällige und unterschiedliche Personen verschanzen sich im Haus des Schmieds, sie diskutieren Kails Tod und die Umstände des Angriffs, während sie versuchen irgendwie zu überleben und immer wieder angegriffen werden. Dann wird ihnen sogar das Dach über dem Kopf angezündet und sie glauben bereits tot zu sein, da erscheint Alim mit Alistair, Tem und dem Bewahrer (Name nachschlagen), entsetzen das Haus und retten den Leuten das leben, dann verschwinden sie im Wald. Die Leute glauben zuerst es wäre der auferstandene Kail, erst im letzten Satz kommt jemand auf die Idee es könnte Alim sein.</text:span></text:p>
      <text:p text:style-name="P2"/>
      <text:p text:style-name="P3"/>
      <text:p text:style-name="P3">„<text:span text:style-name="T4">Es muss Verrat sein“, flüsterte Soldat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2:03:55.605259978</meta:creation-date>
    <meta:generator>LibreOffice/5.4.1.2.0$Linux_X86_64 LibreOffice_project/40m0$Build-2</meta:generator>
    <dc:date>2017-10-24T18:29:31.178796313</dc:date>
    <meta:editing-duration>PT6H54M17S</meta:editing-duration>
    <meta:editing-cycles>3</meta:editing-cycles>
    <meta:document-statistic meta:table-count="0" meta:image-count="0" meta:object-count="0" meta:page-count="1" meta:paragraph-count="10" meta:word-count="258" meta:character-count="1608" meta:non-whitespace-character-count="1359"/>
  </office:meta>
</office:document-meta>
</file>